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ccessTests.simpleAcces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standardGetClass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simpleAccess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propertyAccessWithInstanceMethodResolverAndTyped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AccessTests.propertyAccessWithInstanceMetho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Property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shouldAlwaysUsePropertyAccessorFrom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bleProperty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yPropertyAccessor.canWrite( EvaluationContext context , Object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yPropertyAccessor.write( EvaluationContext context , Object target , String name , Object new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AccessTests.simpleAccess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yProperty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propertyAccessWithoutMetho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AccessTests.accessingOnNul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yPropertyAccessor.read( EvaluationContext context , Object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AccessTests.propertyReadOnlyWithRecord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AccessTests.propertyRea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AccessTests.noGetClass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ccessTests.propertyReadWriteWith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yPropertyAccessor.canRead( EvaluationContext context , Object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AccessTests.property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bleProperty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Property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addingAndRemoving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bleProperty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AccessTests.accessingPropertyOf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ccessTests.addingSpecificProperty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AccessTests.propertyAccessWithArrayIndexOutOf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blePropertyAccessor.ConfigurablePropertyAccessor( Map &lt; String , Object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Tests.nonExistentPropertiesAn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